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6"/>
    <style:style style:name="ce3" style:family="table-cell" style:parent-style-name="Default" style:data-style-name="N125"/>
    <style:style style:name="ce4" style:family="table-cell" style:parent-style-name="Default" style:data-style-name="N122"/>
    <style:style style:name="ce5" style:family="table-cell" style:parent-style-name="Default" style:data-style-name="N1"/>
    <style:style style:name="ce6" style:family="table-cell" style:parent-style-name="Default" style:data-style-name="N12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Resistor dividers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Voltage measurement with ADC</text:p>
          </table:table-cell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office:value-type="string" calcext:value-type="string">
            <text:p>Dissipation</text:p>
          </table:table-cell>
          <table:table-cell table:style-name="Default" office:value-type="string" calcext:value-type="string">
            <text:p>Division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in</text:p>
          </table:table-cell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Vout</text:p>
          </table:table-cell>
          <table:table-cell table:style-name="Default" office:value-type="string" calcext:value-type="string">
            <text:p>R||</text:p>
          </table:table-cell>
          <table:table-cell table:style-name="Default" office:value-type="string" calcext:value-type="string">
            <text:p>Rseries</text:p>
          </table:table-cell>
          <table:table-cell office:value-type="string" calcext:value-type="string">
            <text:p>series (w)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Vdd</text:p>
          </table:table-cell>
          <table:table-cell table:style-name="Default" office:value-type="string" calcext:value-type="string">
            <text:p>ADC</text:p>
          </table:table-cell>
          <table:table-cell table:style-name="Default" office:value-type="string" calcext:value-type="string">
            <text:p>ADC*1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7]/([.D7]+[.E7])*[.E7]" office:value-type="float" office:value="2.73333333333333" calcext:value-type="float">
            <text:p>2.73</text:p>
          </table:table-cell>
          <table:table-cell table:formula="of:=([.D7]*[.E7])/([.D7]+[.E7])" office:value-type="float" office:value="3.71733333333333" calcext:value-type="float">
            <text:p>3.72</text:p>
          </table:table-cell>
          <table:table-cell table:formula="of:=[.D7]+[.E7]" office:value-type="float" office:value="15" calcext:value-type="float">
            <text:p>15.00</text:p>
          </table:table-cell>
          <table:table-cell table:style-name="ce1" table:formula="of:=0.001*([.C7]*[.C7])/[.H7]" office:value-type="float" office:value="0.00166666666666667" calcext:value-type="float">
            <text:p>0.00</text:p>
          </table:table-cell>
          <table:table-cell table:formula="of:=[.E7]/([.D7]+[.E7])" office:value-type="float" office:value="0.546666666666667" calcext:value-type="float">
            <text:p>0.54666667</text:p>
          </table:table-cell>
          <table:table-cell table:style-name="ce4" office:value-type="float" office:value="3.3" calcext:value-type="float">
            <text:p>3.300</text:p>
          </table:table-cell>
          <table:table-cell table:formula="of:=[.C7]*[.J7]*(4095/[.K7])" office:value-type="float" office:value="3391.81818181818" calcext:value-type="float">
            <text:p>3392</text:p>
          </table:table-cell>
          <table:table-cell table:formula="of:=[.L7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10" calcext:value-type="float">
            <text:p>10.00</text:p>
          </table:table-cell>
          <table:table-cell table:formula="of:=[.C8]/([.D8]+[.E8])*[.E8]" office:value-type="float" office:value="2.97619047619048" calcext:value-type="float">
            <text:p>2.98</text:p>
          </table:table-cell>
          <table:table-cell table:formula="of:=([.D8]*[.E8])/([.D8]+[.E8])" office:value-type="float" office:value="4.04761904761905" calcext:value-type="float">
            <text:p>4.05</text:p>
          </table:table-cell>
          <table:table-cell table:formula="of:=[.D8]+[.E8]" office:value-type="float" office:value="16.8" calcext:value-type="float">
            <text:p>16.80</text:p>
          </table:table-cell>
          <table:table-cell table:style-name="ce1" table:formula="of:=0.001*([.C8]*[.C8])/[.H8]" office:value-type="float" office:value="0.00148809523809524" calcext:value-type="float">
            <text:p>0.00</text:p>
          </table:table-cell>
          <table:table-cell table:formula="of:=[.E8]/([.D8]+[.E8])" office:value-type="float" office:value="0.595238095238095" calcext:value-type="float">
            <text:p>0.59523810</text:p>
          </table:table-cell>
          <table:table-cell table:style-name="ce4" office:value-type="float" office:value="3.3" calcext:value-type="float">
            <text:p>3.300</text:p>
          </table:table-cell>
          <table:table-cell table:formula="of:=[.C8]*[.J8]*(4095/[.K8])" office:value-type="float" office:value="3693.18181818182" calcext:value-type="float">
            <text:p>3693</text:p>
          </table:table-cell>
          <table:table-cell table:formula="of:=[.L8]*16" office:value-type="float" office:value="59090.9090909091" calcext:value-type="float">
            <text:p>59091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ADC*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table:number-columns-repeated="2" office:value-type="float" office:value="8.2" calcext:value-type="float">
            <text:p>8.20</text:p>
          </table:table-cell>
          <table:table-cell table:formula="of:=[.C9]/([.D9]+[.E9])*[.E9]" office:value-type="float" office:value="2.5" calcext:value-type="float">
            <text:p>2.50</text:p>
          </table:table-cell>
          <table:table-cell table:formula="of:=([.D9]*[.E9])/([.D9]+[.E9])" office:value-type="float" office:value="4.1" calcext:value-type="float">
            <text:p>4.10</text:p>
          </table:table-cell>
          <table:table-cell table:formula="of:=[.D9]+[.E9]" office:value-type="float" office:value="16.4" calcext:value-type="float">
            <text:p>16.40</text:p>
          </table:table-cell>
          <table:table-cell table:style-name="ce1" table:formula="of:=0.001*([.C9]*[.C9])/[.H9]" office:value-type="float" office:value="0.00152439024390244" calcext:value-type="float">
            <text:p>0.00</text:p>
          </table:table-cell>
          <table:table-cell table:formula="of:=[.E9]/([.D9]+[.E9])" office:value-type="float" office:value="0.5" calcext:value-type="float">
            <text:p>0.50000000</text:p>
          </table:table-cell>
          <table:table-cell table:style-name="ce4" office:value-type="float" office:value="3.3" calcext:value-type="float">
            <text:p>3.300</text:p>
          </table:table-cell>
          <table:table-cell table:formula="of:=[.C9]*[.J9]*(4095/[.K9])" office:value-type="float" office:value="3102.27272727273" calcext:value-type="float">
            <text:p>3102</text:p>
          </table:table-cell>
          <table:table-cell table:formula="of:=[.L9]*16" office:value-type="float" office:value="49636.3636363636" calcext:value-type="float">
            <text:p>49636</text:p>
          </table:table-cell>
          <table:table-cell table:number-columns-repeated="4"/>
          <table:table-cell table:formula="of:=[.S9]*([.T9]/65520)" office:value-type="float" office:value="1.25483516483516" calcext:value-type="float">
            <text:p>1.2548351648</text:p>
          </table:table-cell>
          <table:table-cell office:value-type="float" office:value="3.005" calcext:value-type="float">
            <text:p>3.005</text:p>
          </table:table-cell>
          <table:table-cell table:style-name="ce5" table:formula="of:=16*1710" office:value-type="float" office:value="27360" calcext:value-type="float">
            <text:p>2736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8.2" calcext:value-type="float">
            <text:p>8.20</text:p>
          </table:table-cell>
          <table:table-cell office:value-type="float" office:value="10" calcext:value-type="float">
            <text:p>10.00</text:p>
          </table:table-cell>
          <table:table-cell table:formula="of:=[.C10]/([.D10]+[.E10])*[.E10]" office:value-type="float" office:value="2.74725274725275" calcext:value-type="float">
            <text:p>2.75</text:p>
          </table:table-cell>
          <table:table-cell table:formula="of:=([.D10]*[.E10])/([.D10]+[.E10])" office:value-type="float" office:value="4.50549450549451" calcext:value-type="float">
            <text:p>4.51</text:p>
          </table:table-cell>
          <table:table-cell table:formula="of:=[.D10]+[.E10]" office:value-type="float" office:value="18.2" calcext:value-type="float">
            <text:p>18.20</text:p>
          </table:table-cell>
          <table:table-cell table:style-name="ce1" table:formula="of:=0.001*([.C10]*[.C10])/[.H10]" office:value-type="float" office:value="0.00137362637362637" calcext:value-type="float">
            <text:p>0.00</text:p>
          </table:table-cell>
          <table:table-cell table:formula="of:=[.E10]/([.D10]+[.E10])" office:value-type="float" office:value="0.549450549450549" calcext:value-type="float">
            <text:p>0.54945055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0]*[.J10]*(4095/[.K10])" office:value-type="float" office:value="3409.09090909091" calcext:value-type="float">
            <text:p>3409</text:p>
          </table:table-cell>
          <table:table-cell table:formula="of:=[.L10]*16" office:value-type="float" office:value="54545.4545454546" calcext:value-type="float">
            <text:p>5454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table:formula="of:=[.C11]/([.D11]+[.E11])*[.E11]" office:value-type="float" office:value="2.97619047619048" calcext:value-type="float">
            <text:p>2.98</text:p>
          </table:table-cell>
          <table:table-cell table:formula="of:=([.D11]*[.E11])/([.D11]+[.E11])" office:value-type="float" office:value="0.404761904761905" calcext:value-type="float">
            <text:p>0.40</text:p>
          </table:table-cell>
          <table:table-cell table:formula="of:=[.D11]+[.E11]" office:value-type="float" office:value="1.68" calcext:value-type="float">
            <text:p>1.68</text:p>
          </table:table-cell>
          <table:table-cell table:style-name="ce1" table:formula="of:=0.001*([.C11]*[.C11])/[.H11]" office:value-type="float" office:value="0.0148809523809524" calcext:value-type="float">
            <text:p>0.01</text:p>
          </table:table-cell>
          <table:table-cell table:formula="of:=[.E11]/([.D11]+[.E11])" office:value-type="float" office:value="0.595238095238095" calcext:value-type="float">
            <text:p>0.59523810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1]*[.J11]*(4095/[.K11])" office:value-type="float" office:value="3693.18181818182" calcext:value-type="float">
            <text:p>3693</text:p>
          </table:table-cell>
          <table:table-cell table:formula="of:=[.L11]*16" office:value-type="float" office:value="59090.9090909091" calcext:value-type="float">
            <text:p>5909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table:formula="of:=[.C12]/([.D12]+[.E12])*[.E12]" office:value-type="float" office:value="2.73333333333333" calcext:value-type="float">
            <text:p>2.73</text:p>
          </table:table-cell>
          <table:table-cell table:formula="of:=([.D12]*[.E12])/([.D12]+[.E12])" office:value-type="float" office:value="0.371733333333333" calcext:value-type="float">
            <text:p>0.37</text:p>
          </table:table-cell>
          <table:table-cell table:formula="of:=[.D12]+[.E12]" office:value-type="float" office:value="1.5" calcext:value-type="float">
            <text:p>1.50</text:p>
          </table:table-cell>
          <table:table-cell table:style-name="ce1" table:formula="of:=0.001*([.C12]*[.C12])/[.H12]" office:value-type="float" office:value="0.0166666666666667" calcext:value-type="float">
            <text:p>0.02</text:p>
          </table:table-cell>
          <table:table-cell table:formula="of:=[.E12]/([.D12]+[.E12])" office:value-type="float" office:value="0.546666666666667" calcext:value-type="float">
            <text:p>0.54666667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2]*[.J12]*(4095/[.K12])" office:value-type="float" office:value="3391.81818181818" calcext:value-type="float">
            <text:p>3392</text:p>
          </table:table-cell>
          <table:table-cell table:formula="of:=[.L12]*16" office:value-type="float" office:value="54269.0909090909" calcext:value-type="float">
            <text:p>542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C13]/([.D13]+[.E13])*[.E13]" office:value-type="float" office:value="2.72727272727273" calcext:value-type="float">
            <text:p>2.73</text:p>
          </table:table-cell>
          <table:table-cell table:formula="of:=([.D13]*[.E13])/([.D13]+[.E13])" office:value-type="float" office:value="0.545454545454545" calcext:value-type="float">
            <text:p>0.55</text:p>
          </table:table-cell>
          <table:table-cell table:formula="of:=[.D13]+[.E13]" office:value-type="float" office:value="2.2" calcext:value-type="float">
            <text:p>2.20</text:p>
          </table:table-cell>
          <table:table-cell table:style-name="ce1" table:formula="of:=0.001*([.C13]*[.C13])/[.H13]" office:value-type="float" office:value="0.0113636363636364" calcext:value-type="float">
            <text:p>0.01</text:p>
          </table:table-cell>
          <table:table-cell table:formula="of:=[.E13]/([.D13]+[.E13])" office:value-type="float" office:value="0.545454545454545" calcext:value-type="float">
            <text:p>0.54545455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3]*[.J13]*(4095/[.K13])" office:value-type="float" office:value="3384.29752066116" calcext:value-type="float">
            <text:p>3384</text:p>
          </table:table-cell>
          <table:table-cell table:formula="of:=[.L13]*16" office:value-type="float" office:value="54148.7603305785" calcext:value-type="float">
            <text:p>541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6" calcext:value-type="float">
            <text:p>5.60</text:p>
          </table:table-cell>
          <table:table-cell table:formula="of:=[.C14]/([.D14]+[.E14])*[.E14]" office:value-type="float" office:value="2.71844660194175" calcext:value-type="float">
            <text:p>2.72</text:p>
          </table:table-cell>
          <table:table-cell table:formula="of:=([.D14]*[.E14])/([.D14]+[.E14])" office:value-type="float" office:value="2.55533980582524" calcext:value-type="float">
            <text:p>2.56</text:p>
          </table:table-cell>
          <table:table-cell table:formula="of:=[.D14]+[.E14]" office:value-type="float" office:value="10.3" calcext:value-type="float">
            <text:p>10.30</text:p>
          </table:table-cell>
          <table:table-cell table:style-name="ce1" table:formula="of:=0.001*([.C14]*[.C14])/[.H14]" office:value-type="float" office:value="0.00242718446601942" calcext:value-type="float">
            <text:p>0.00</text:p>
          </table:table-cell>
          <table:table-cell table:formula="of:=[.E14]/([.D14]+[.E14])" office:value-type="float" office:value="0.543689320388349" calcext:value-type="float">
            <text:p>0.54368932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4]*[.J14]*(4095/[.K14])" office:value-type="float" office:value="3373.34510150044" calcext:value-type="float">
            <text:p>3373</text:p>
          </table:table-cell>
          <table:table-cell table:formula="of:=[.L14]*16" office:value-type="float" office:value="53973.5216240071" calcext:value-type="float">
            <text:p>53974</text:p>
          </table:table-cell>
          <table:table-cell table:number-columns-repeated="3"/>
          <table:table-cell office:value-type="string" calcext:value-type="string">
            <text:p>ADCvn /</text:p>
          </table:table-cell>
          <table:table-cell table:number-columns-repeated="2"/>
          <table:table-cell office:value-type="string" calcext:value-type="string">
            <text:p>Vn scale</text:p>
          </table:table-cell>
          <table:table-cell/>
          <table:table-cell office:value-type="string" calcext:value-type="string">
            <text:p>Voltage max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Dissipation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5.3" calcext:value-type="float">
            <text:p>5.30</text:p>
          </table:table-cell>
          <table:table-cell table:formula="of:=[.C15]/([.D15]+[.E15])*[.E15]" office:value-type="float" office:value="2.65" calcext:value-type="float">
            <text:p>2.65</text:p>
          </table:table-cell>
          <table:table-cell table:formula="of:=([.D15]*[.E15])/([.D15]+[.E15])" office:value-type="float" office:value="2.491" calcext:value-type="float">
            <text:p>2.49</text:p>
          </table:table-cell>
          <table:table-cell table:formula="of:=[.D15]+[.E15]" office:value-type="float" office:value="10" calcext:value-type="float">
            <text:p>10.00</text:p>
          </table:table-cell>
          <table:table-cell table:style-name="ce1" table:formula="of:=0.001*([.C15]*[.C15])/[.H15]" office:value-type="float" office:value="0.0025" calcext:value-type="float">
            <text:p>0.00</text:p>
          </table:table-cell>
          <table:table-cell table:formula="of:=[.E15]/([.D15]+[.E15])" office:value-type="float" office:value="0.53" calcext:value-type="float">
            <text:p>0.53000000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5]*[.J15]*(4095/[.K15])" office:value-type="float" office:value="3288.40909090909" calcext:value-type="float">
            <text:p>3288</text:p>
          </table:table-cell>
          <table:table-cell table:formula="of:=[.L15]*16" office:value-type="float" office:value="52614.5454545455" calcext:value-type="float">
            <text:p>52615</text:p>
          </table:table-cell>
          <table:table-cell/>
          <table:table-cell office:value-type="string" calcext:value-type="string">
            <text:p>Vref</text:p>
          </table:table-cell>
          <table:table-cell table:number-columns-repeated="2" office:value-type="string" calcext:value-type="string">
            <text:p>ADCvref</text:p>
          </table:table-cell>
          <table:table-cell office:value-type="string" calcext:value-type="string">
            <text:p>Vref/divider</text:p>
          </table:table-cell>
          <table:table-cell office:value-type="string" calcext:value-type="string">
            <text:p>V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/>
          <table:table-cell table:style-name="ce1" office:value-type="float" office:value="420" calcext:value-type="float">
            <text:p>420.00</text:p>
          </table:table-cell>
          <table:table-cell office:value-type="float" office:value="2200" calcext:value-type="float">
            <text:p>2200.00</text:p>
          </table:table-cell>
          <table:table-cell office:value-type="float" office:value="15" calcext:value-type="float">
            <text:p>15.00</text:p>
          </table:table-cell>
          <table:table-cell table:formula="of:=[.C16]/([.D16]+[.E16])*[.E16]" office:value-type="float" office:value="2.84424379232506" calcext:value-type="float">
            <text:p>2.84</text:p>
          </table:table-cell>
          <table:table-cell table:formula="of:=([.D16]*[.E16])/([.D16]+[.E16])" office:value-type="float" office:value="14.8984198645598" calcext:value-type="float">
            <text:p>14.90</text:p>
          </table:table-cell>
          <table:table-cell table:formula="of:=[.D16]+[.E16]" office:value-type="float" office:value="2215" calcext:value-type="float">
            <text:p>2215.00</text:p>
          </table:table-cell>
          <table:table-cell table:style-name="ce1" table:formula="of:=0.001*([.C16]*[.C16])/[.H16]" office:value-type="float" office:value="0.0796388261851016" calcext:value-type="float">
            <text:p>0.08</text:p>
          </table:table-cell>
          <table:table-cell table:formula="of:=[.E16]/([.D16]+[.E16])" office:value-type="float" office:value="0.00677200902934537" calcext:value-type="float">
            <text:p>0.00677201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6]*[.J16]*(4095/[.K16])" office:value-type="float" office:value="3529.44797865791" calcext:value-type="float">
            <text:p>3529</text:p>
          </table:table-cell>
          <table:table-cell table:formula="of:=[.L16]*16" office:value-type="float" office:value="56471.1676585266" calcext:value-type="float">
            <text:p>56471</text:p>
          </table:table-cell>
          <table:table-cell table:formula="of:=1/[.J16]" office:value-type="float" office:value="147.666666666667" calcext:value-type="float">
            <text:p>147.6666666667</text:p>
          </table:table-cell>
          <table:table-cell office:value-type="float" office:value="1.24" calcext:value-type="float">
            <text:p>1.24</text:p>
          </table:table-cell>
          <table:table-cell table:formula="of:=INT([.O16]/[.K16]*65520)" office:value-type="float" office:value="24619" calcext:value-type="float">
            <text:p>24619</text:p>
          </table:table-cell>
          <table:table-cell table:formula="of:=[.M16]/[.P16]" office:value-type="float" office:value="2.29380428362349" calcext:value-type="float">
            <text:p>2.2938042836</text:p>
          </table:table-cell>
          <table:table-cell table:formula="of:=[.O16]/[.J16]" office:value-type="float" office:value="183.106666666667" calcext:value-type="float">
            <text:p>183.1066666667</text:p>
          </table:table-cell>
          <table:table-cell table:formula="of:=[.R16]*[.Q16]" office:value-type="float" office:value="420.010856360018" calcext:value-type="float">
            <text:p>420.01085636</text:p>
          </table:table-cell>
          <table:table-cell table:formula="of:=INT([.S16]*POWER(2;[.T15]))" office:value-type="float" office:value="53761" calcext:value-type="float">
            <text:p>537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200" calcext:value-type="float">
            <text:p>2200</text:p>
          </table:table-cell>
          <table:table-cell table:style-name="ce4" table:formula="of:=([.V16]*[.V16])/([.W16]*1000)" office:value-type="float" office:value="0.0727272727272727" calcext:value-type="float">
            <text:p>0.073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.00</text:p>
          </table:table-cell>
          <table:table-cell office:value-type="float" office:value="0.82" calcext:value-type="float">
            <text:p>0.82</text:p>
          </table:table-cell>
          <table:table-cell office:value-type="float" office:value="1.2" calcext:value-type="float">
            <text:p>1.20</text:p>
          </table:table-cell>
          <table:table-cell table:formula="of:=[.C17]/([.D17]+[.E17])*[.E17]" office:value-type="float" office:value="2.97029702970297" calcext:value-type="float">
            <text:p>2.97</text:p>
          </table:table-cell>
          <table:table-cell table:formula="of:=([.D17]*[.E17])/([.D17]+[.E17])" office:value-type="float" office:value="0.487128712871287" calcext:value-type="float">
            <text:p>0.49</text:p>
          </table:table-cell>
          <table:table-cell table:formula="of:=[.D17]+[.E17]" office:value-type="float" office:value="2.02" calcext:value-type="float">
            <text:p>2.02</text:p>
          </table:table-cell>
          <table:table-cell table:style-name="ce1" table:formula="of:=0.001*([.C17]*[.C17])/[.H17]" office:value-type="float" office:value="0.0123762376237624" calcext:value-type="float">
            <text:p>0.01</text:p>
          </table:table-cell>
          <table:table-cell table:formula="of:=[.E17]/([.D17]+[.E17])" office:value-type="float" office:value="0.594059405940594" calcext:value-type="float">
            <text:p>0.59405941</text:p>
          </table:table-cell>
          <table:table-cell table:style-name="ce4" office:value-type="float" office:value="3.3" calcext:value-type="float">
            <text:p>3.300</text:p>
          </table:table-cell>
          <table:table-cell table:formula="of:=[.C17]*[.J17]*(4095/[.K17])" office:value-type="float" office:value="3685.86858685869" calcext:value-type="float">
            <text:p>3686</text:p>
          </table:table-cell>
          <table:table-cell table:formula="of:=[.L17]*16" office:value-type="float" office:value="58973.897389739" calcext:value-type="float">
            <text:p>5897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3"/>
          <table:table-cell table:style-name="Default" table:number-columns-repeated="2"/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FS (a)</text:p>
          </table:table-cell>
          <table:table-cell office:value-type="string" calcext:value-type="string">
            <text:p>Fsv (volts)</text:p>
          </table:table-cell>
          <table:table-cell office:value-type="string" calcext:value-type="string">
            <text:p>v/a</text:p>
          </table:table-cell>
          <table:table-cell office:value-type="string" calcext:value-type="string">
            <text:p>Ical (a)</text:p>
          </table:table-cell>
          <table:table-cell office:value-type="string" calcext:value-type="string">
            <text:p>Volts change</text:p>
          </table:table-cell>
          <table:table-cell office:value-type="string" calcext:value-type="string">
            <text:p>Divided </text:p>
          </table:table-cell>
          <table:table-cell office:value-type="string" calcext:value-type="string">
            <text:p>ADC tick/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ura L10Z</text:p>
          </table:table-cell>
          <table:table-cell/>
          <table:table-cell table:style-name="ce1"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0]/([.D20]+[.E20])*[.E20]" office:value-type="float" office:value="2.73333333333333" calcext:value-type="float">
            <text:p>2.73</text:p>
          </table:table-cell>
          <table:table-cell table:formula="of:=([.D20]*[.E20])/([.D20]+[.E20])" office:value-type="float" office:value="3.71733333333333" calcext:value-type="float">
            <text:p>3.72</text:p>
          </table:table-cell>
          <table:table-cell table:formula="of:=[.D20]+[.E20]" office:value-type="float" office:value="15" calcext:value-type="float">
            <text:p>15.00</text:p>
          </table:table-cell>
          <table:table-cell table:style-name="ce1" table:formula="of:=0.001*([.C20]*[.C20])/[.H20]" office:value-type="float" office:value="0.00166666666666667" calcext:value-type="float">
            <text:p>0.00</text:p>
          </table:table-cell>
          <table:table-cell table:formula="of:=[.E20]/([.D20]+[.E20])" office:value-type="float" office:value="0.546666666666667" calcext:value-type="float">
            <text:p>0.54666667</text:p>
          </table:table-cell>
          <table:table-cell office:value-type="float" office:value="3.29" calcext:value-type="float">
            <text:p>3.29</text:p>
          </table:table-cell>
          <table:table-cell table:formula="of:=[.C20]*[.J20]*(4095/[.K20])" office:value-type="float" office:value="3402.12765957447" calcext:value-type="float">
            <text:p>3402</text:p>
          </table:table-cell>
          <table:table-cell table:formula="of:=[.L20]*16" office:value-type="float" office:value="54434.0425531915" calcext:value-type="float">
            <text:p>54434</text:p>
          </table:table-cell>
          <table:table-cell table:formula="of:=[.M20]/2" office:value-type="float" office:value="27217.0212765957" calcext:value-type="float">
            <text:p>27217.02127659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Q20]/[.P20]"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[.S20]*[.R20]" office:value-type="float" office:value="0.05" calcext:value-type="float">
            <text:p>0.05</text:p>
          </table:table-cell>
          <table:table-cell table:formula="of:=[.T20]*[.J20]" office:value-type="float" office:value="0.0273333333333334" calcext:value-type="float">
            <text:p>0.0273333333</text:p>
          </table:table-cell>
          <table:table-cell table:formula="of:=65520/[.K20]" office:value-type="float" office:value="19914.8936170213" calcext:value-type="float">
            <text:p>19914.8936170213</text:p>
          </table:table-cell>
          <table:table-cell table:formula="of:=[.V20]*[.U20]" office:value-type="float" office:value="544.340425531915" calcext:value-type="float">
            <text:p>544.3404255319</text:p>
          </table:table-cell>
          <table:table-cell table:formula="of:=[.W20]+[.N20]" office:value-type="float" office:value="27761.3617021277" calcext:value-type="float">
            <text:p>27761.3617021277</text:p>
          </table:table-cell>
        </table:table-row>
        <table:table-row table:style-name="ro1">
          <table:table-cell office:value-type="string" calcext:value-type="string">
            <text:p>Blue Pill 5v</text:p>
          </table:table-cell>
          <table:table-cell/>
          <table:table-cell table:style-name="ce1" office:value-type="float" office:value="5" calcext:value-type="float">
            <text:p>5.00</text:p>
          </table:table-cell>
          <table:table-cell office:value-type="float" office:value="6.8" calcext:value-type="float">
            <text:p>6.80</text:p>
          </table:table-cell>
          <table:table-cell office:value-type="float" office:value="8.2" calcext:value-type="float">
            <text:p>8.20</text:p>
          </table:table-cell>
          <table:table-cell table:formula="of:=[.C21]/([.D21]+[.E21])*[.E21]" office:value-type="float" office:value="2.73333333333333" calcext:value-type="float">
            <text:p>2.73</text:p>
          </table:table-cell>
          <table:table-cell table:formula="of:=([.D21]*[.E21])/([.D21]+[.E21])" office:value-type="float" office:value="3.71733333333333" calcext:value-type="float">
            <text:p>3.72</text:p>
          </table:table-cell>
          <table:table-cell table:formula="of:=[.D21]+[.E21]" office:value-type="float" office:value="15" calcext:value-type="float">
            <text:p>15.00</text:p>
          </table:table-cell>
          <table:table-cell table:style-name="ce1" table:formula="of:=0.001*([.C21]*[.C21])/[.H21]" office:value-type="float" office:value="0.00166666666666667" calcext:value-type="float">
            <text:p>0.00</text:p>
          </table:table-cell>
          <table:table-cell table:formula="of:=[.E21]/([.D21]+[.E21])" office:value-type="float" office:value="0.546666666666667" calcext:value-type="float">
            <text:p>0.54666667</text:p>
          </table:table-cell>
          <table:table-cell office:value-type="float" office:value="3.29" calcext:value-type="float">
            <text:p>3.29</text:p>
          </table:table-cell>
          <table:table-cell table:formula="of:=[.C21]*[.J21]*(4095/[.K21])" office:value-type="float" office:value="3402.12765957447" calcext:value-type="float">
            <text:p>3402</text:p>
          </table:table-cell>
          <table:table-cell table:formula="of:=[.L21]*16" office:value-type="float" office:value="54434.0425531915" calcext:value-type="float">
            <text:p>54434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.00</text:p>
          </table:table-cell>
          <table:table-cell office:value-type="float" office:value="60.4" calcext:value-type="float">
            <text:p>60.40</text:p>
          </table:table-cell>
          <table:table-cell office:value-type="float" office:value="15" calcext:value-type="float">
            <text:p>15.00</text:p>
          </table:table-cell>
          <table:table-cell table:formula="of:=[.C23]/([.D23]+[.E23])*[.E23]" office:value-type="float" office:value="2.9840848806366" calcext:value-type="float">
            <text:p>2.98</text:p>
          </table:table-cell>
          <table:table-cell table:formula="of:=([.D23]*[.E23])/([.D23]+[.E23])" office:value-type="float" office:value="12.0159151193634" calcext:value-type="float">
            <text:p>12.02</text:p>
          </table:table-cell>
          <table:table-cell table:formula="of:=[.D23]+[.E23]" office:value-type="float" office:value="75.4" calcext:value-type="float">
            <text:p>75.40</text:p>
          </table:table-cell>
          <table:table-cell table:style-name="ce1" table:formula="of:=0.001*([.C23]*[.C23])/[.H23]" office:value-type="float" office:value="0.0029840848806366" calcext:value-type="float">
            <text:p>0.00</text:p>
          </table:table-cell>
          <table:table-cell table:formula="of:=[.E23]/([.D23]+[.E23])" office:value-type="float" office:value="0.19893899204244" calcext:value-type="float">
            <text:p>0.19893899</text:p>
          </table:table-cell>
          <table:table-cell table:style-name="ce4" office:value-type="float" office:value="3.3" calcext:value-type="float">
            <text:p>3.300</text:p>
          </table:table-cell>
          <table:table-cell table:formula="of:=[.C23]*[.J23]*(4095/[.K23])" office:value-type="float" office:value="3702.97805642633" calcext:value-type="float">
            <text:p>3703</text:p>
          </table:table-cell>
          <table:table-cell table:formula="of:=[.L23]*16" office:value-type="float" office:value="59247.6489028213" calcext:value-type="float">
            <text:p>59248</text:p>
          </table:table-cell>
          <table:table-cell table:formula="of:=[.K23]/[.J23]" office:value-type="float" office:value="16.588" calcext:value-type="float">
            <text:p>16.58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"/>
          <table:table-cell/>
          <table:table-cell table:style-name="ce4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in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Vma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4.2*18" office:value-type="float" office:value="75.6" calcext:value-type="float">
            <text:p>75.6</text:p>
          </table:table-cell>
          <table:table-cell office:value-type="float" office:value="100" calcext:value-type="float">
            <text:p>100.00</text:p>
          </table:table-cell>
          <table:table-cell office:value-type="float" office:value="4.2" calcext:value-type="float">
            <text:p>4.20</text:p>
          </table:table-cell>
          <table:table-cell table:formula="of:=[.C30]/([.D30]+[.E30])*[.E30]" office:value-type="float" office:value="3.04721689059501" calcext:value-type="float">
            <text:p>3.05</text:p>
          </table:table-cell>
          <table:table-cell table:formula="of:=([.D30]*[.E30])/([.D30]+[.E30])" office:value-type="float" office:value="4.03071017274472" calcext:value-type="float">
            <text:p>4.03</text:p>
          </table:table-cell>
          <table:table-cell table:formula="of:=[.D30]+[.E30]" office:value-type="float" office:value="104.2" calcext:value-type="float">
            <text:p>104.20</text:p>
          </table:table-cell>
          <table:table-cell table:style-name="ce2" table:formula="of:=0.001*([.C30]*[.C30])/[.D30]" office:value-type="float" office:value="0.0571536" calcext:value-type="float">
            <text:p>0.0572</text:p>
          </table:table-cell>
          <table:table-cell table:formula="of:=[.E30]/([.D30]+[.E30])" office:value-type="float" office:value="0.0403071017274472" calcext:value-type="float">
            <text:p>0.04030710</text:p>
          </table:table-cell>
          <table:table-cell table:style-name="ce4" office:value-type="float" office:value="3.3" calcext:value-type="float">
            <text:p>3.300</text:p>
          </table:table-cell>
          <table:table-cell table:formula="of:=[.C30]*[.J30]*(4095/[.K30])" office:value-type="float" office:value="3781.31914151108" calcext:value-type="float">
            <text:p>3781</text:p>
          </table:table-cell>
          <table:table-cell table:formula="of:=[.L30]*16" office:value-type="float" office:value="60501.1062641773" calcext:value-type="float">
            <text:p>60501</text:p>
          </table:table-cell>
          <table:table-cell table:style-name="ce6" table:formula="of:=((4095*16)/[.M30])*[.C30]" office:value-type="float" office:value="81.8714285714286" calcext:value-type="float">
            <text:p>81.9</text:p>
          </table:table-cell>
          <table:table-cell table:formula="of:=[.N30]/18" office:value-type="float" office:value="4.5484126984127" calcext:value-type="float">
            <text:p>4.5484126984</text:p>
          </table:table-cell>
          <table:table-cell table:formula="of:=[.N30]/4095" office:value-type="float" office:value="0.0199930228501657" calcext:value-type="float">
            <text:p>0.019993022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formula="of:=1/16" office:value-type="float" office:value="0.0625" calcext:value-type="float">
            <text:p>0.0625</text:p>
          </table:table-cell>
          <table:table-cell/>
          <table:table-cell table:style-name="Default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00/00/0000</text:date>, <text:time style:data-style-name="N2" text:time-value="20:53:24.939138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42:41.260354291</meta:creation-date>
    <dc:date>2020-07-24T21:21:24.150742168</dc:date>
    <meta:editing-duration>P17DT21H41M21S</meta:editing-duration>
    <meta:editing-cycles>13</meta:editing-cycles>
    <meta:generator>LibreOffice/5.1.6.2$Linux_X86_64 LibreOffice_project/10m0$Build-2</meta:generator>
    <meta:document-statistic meta:table-count="1" meta:cell-count="237" meta:object-count="0"/>
  </office:meta>
</office:document-meta>
</file>